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fo:font-size="12pt" fo:font-weight="bold" style:font-size-asian="12pt" style:font-weight-asian="bold" style:font-size-complex="12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0be631" officeooo:paragraph-rsid="000fdd61" style:font-size-asian="14pt" style:font-size-complex="14pt" style:font-weight-complex="bold"/>
    </style:style>
    <style:style style:name="P4" style:family="paragraph" style:parent-style-name="Standard">
      <style:text-properties fo:font-size="14pt" officeooo:rsid="00118d98" officeooo:paragraph-rsid="00118d98" style:font-size-asian="14pt" style:font-size-complex="14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text-properties fo:font-size="16pt" fo:font-weight="bold" style:font-size-asian="16pt" style:font-weight-asian="bold" style:font-size-complex="16pt"/>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fo:color="#ff0000" loext:opacity="100%" fo:font-size="14pt" fo:font-style="italic" style:font-size-asian="14pt" style:font-style-asian="italic" style:font-size-complex="14pt"/>
    </style:style>
    <style:style style:name="P10" style:family="paragraph" style:parent-style-name="Standard">
      <style:text-properties fo:color="#ff0000" loext:opacity="100%" fo:font-size="14pt" fo:font-style="italic" style:font-size-asian="14pt" style:font-style-asian="italic" style:font-size-complex="14pt" style:font-weight-complex="bold"/>
    </style:style>
    <style:style style:name="P11" style:family="paragraph" style:parent-style-name="Standard">
      <style:text-properties fo:color="#ff0000" loext:opacity="100%" fo:font-size="14pt" fo:font-style="italic" officeooo:paragraph-rsid="000be631" style:font-size-asian="14pt" style:font-style-asian="italic" style:font-size-complex="14pt" style:font-weight-complex="bold"/>
    </style:style>
    <style:style style:name="P12" style:family="paragraph" style:parent-style-name="Standard">
      <style:text-properties fo:font-size="13pt" officeooo:paragraph-rsid="00130212" style:font-size-asian="13pt" style:font-size-complex="13pt"/>
    </style:style>
    <style:style style:name="P13" style:family="paragraph" style:parent-style-name="Standard">
      <style:text-properties officeooo:paragraph-rsid="0014735b"/>
    </style:style>
    <style:style style:name="P14" style:family="paragraph" style:parent-style-name="Standard">
      <style:text-properties officeooo:paragraph-rsid="0015bf0f"/>
    </style:style>
    <style:style style:name="P15" style:family="paragraph" style:parent-style-name="Standard">
      <style:text-properties officeooo:paragraph-rsid="001dbfc2"/>
    </style:style>
    <style:style style:name="P16" style:family="paragraph" style:parent-style-name="Standard">
      <style:text-properties officeooo:paragraph-rsid="001e95ee"/>
    </style:style>
    <style:style style:name="P17" style:family="paragraph" style:parent-style-name="Standard">
      <style:paragraph-properties fo:break-before="page"/>
      <style:text-properties fo:font-size="14pt" fo:font-weight="bold" style:font-size-asian="14pt" style:font-weight-asian="bold" style:font-size-complex="14pt"/>
    </style:style>
    <style:style style:name="P18" style:family="paragraph" style:parent-style-name="Standard">
      <style:paragraph-properties fo:break-before="page"/>
      <style:text-properties fo:font-size="14pt" fo:font-weight="bold" style:font-size-asian="14pt" style:font-weight-asian="bold" style:font-size-complex="14pt" style:font-weight-complex="bold"/>
    </style:style>
    <style:style style:name="P19" style:family="paragraph" style:parent-style-name="Standard">
      <style:paragraph-properties fo:margin-top="0cm" fo:margin-bottom="0.282cm" style:contextual-spacing="false" fo:text-align="start" style:justify-single-word="false"/>
    </style:style>
    <style:style style:name="P20" style:family="paragraph" style:parent-style-name="Standard" style:master-page-name="Standard">
      <style:paragraph-properties style:page-number="auto"/>
    </style:style>
    <style:style style:name="P21" style:family="paragraph" style:parent-style-name="Standard" style:list-style-name="WWNum1"/>
    <style:style style:name="P22" style:family="paragraph" style:parent-style-name="Standard" style:list-style-name="WWNum1">
      <style:text-properties officeooo:paragraph-rsid="0008b174"/>
    </style:style>
    <style:style style:name="P23" style:family="paragraph" style:parent-style-name="Standard" style:list-style-name="WWNum1">
      <style:text-properties officeooo:paragraph-rsid="0009c3f3"/>
    </style:style>
    <style:style style:name="P24" style:family="paragraph" style:parent-style-name="Standard">
      <style:text-properties fo:color="#ff0000" loext:opacity="100%" fo:font-size="14pt" fo:font-style="italic" style:font-size-asian="14pt" style:font-style-asian="italic" style:font-size-complex="14pt"/>
    </style:style>
    <style:style style:name="P25" style:family="paragraph" style:parent-style-name="Standard">
      <style:text-properties fo:font-size="13pt" officeooo:rsid="00130212" officeooo:paragraph-rsid="0014735b" style:font-size-asian="13pt" style:font-size-complex="13pt"/>
    </style:style>
    <style:style style:name="P26" style:family="paragraph" style:parent-style-name="Standard">
      <style:text-properties fo:font-size="13pt" officeooo:rsid="0015bf0f" officeooo:paragraph-rsid="0015bf0f" style:font-size-asian="13pt" style:font-size-complex="13pt"/>
    </style:style>
    <style:style style:name="P27" style:family="paragraph" style:parent-style-name="Standard" style:list-style-name="WWNum2">
      <style:text-properties fo:font-size="14pt" style:font-size-asian="14pt" style:font-size-complex="14pt"/>
    </style:style>
    <style:style style:name="T1" style:family="text">
      <style:text-properties style:font-name="Calibri" fo:font-size="12pt" fo:font-weight="normal" style:font-size-asian="12pt" style:font-weight-asian="normal" style:font-size-complex="12pt" style:font-weight-complex="normal"/>
    </style:style>
    <style:style style:name="T2" style:family="text">
      <style:text-properties style:font-name="Calibri" fo:font-size="12pt" fo:font-weight="bold" style:font-size-asian="12pt" style:font-weight-asian="bold" style:font-size-complex="12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fo:font-weight="normal" officeooo:rsid="0008b174" style:font-size-asian="14pt" style:font-weight-asian="normal" style:font-size-complex="14pt" style:font-weight-complex="normal"/>
    </style:style>
    <style:style style:name="T5" style:family="text">
      <style:text-properties fo:font-size="14pt" fo:font-weight="normal" officeooo:rsid="0009ebc4" style:font-size-asian="14pt" style:font-weight-asian="normal" style:font-size-complex="14pt" style:font-weight-complex="normal"/>
    </style:style>
    <style:style style:name="T6" style:family="text">
      <style:text-properties fo:font-size="14pt" fo:font-weight="normal" officeooo:rsid="000a01b4" style:font-size-asian="14pt" style:font-weight-asian="normal" style:font-size-complex="14pt" style:font-weight-complex="normal"/>
    </style:style>
    <style:style style:name="T7" style:family="text">
      <style:text-properties fo:font-size="14pt" fo:font-weight="normal" officeooo:rsid="000bddae" style:font-size-asian="14pt" style:font-weight-asian="normal" style:font-size-complex="14pt" style:font-weight-complex="normal"/>
    </style:style>
    <style:style style:name="T8" style:family="text">
      <style:text-properties fo:font-size="14pt" fo:font-weight="normal" officeooo:rsid="000bddbf" style:font-size-asian="14pt" style:font-weight-asian="normal" style:font-size-complex="14pt" style:font-weight-complex="normal"/>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2" style:family="text">
      <style:text-properties fo:font-size="14pt" fo:font-style="normal" fo:font-weight="normal" officeooo:rsid="0008b174" style:font-size-asian="14pt" style:font-style-asian="normal" style:font-weight-asian="normal" style:font-size-complex="14pt" style:font-style-complex="normal" style:font-weight-complex="normal"/>
    </style:style>
    <style:style style:name="T13" style:family="text">
      <style:text-properties fo:font-size="14pt" fo:font-style="normal" fo:font-weight="normal" officeooo:rsid="0009c3f3" style:font-size-asian="14pt" style:font-style-asian="normal" style:font-weight-asian="normal" style:font-size-complex="14pt" style:font-style-complex="normal" style:font-weight-complex="normal"/>
    </style:style>
    <style:style style:name="T14" style:family="text">
      <style:text-properties fo:font-size="14pt" fo:font-style="normal" fo:font-weight="normal" officeooo:rsid="000bddbf" style:font-size-asian="14pt" style:font-style-asian="normal" style:font-weight-asian="normal" style:font-size-complex="14pt" style:font-style-complex="normal" style:font-weight-complex="normal"/>
    </style:style>
    <style:style style:name="T15" style:family="text">
      <style:text-properties fo:font-size="14pt" fo:font-style="normal" fo:font-weight="bold" style:font-size-asian="14pt" style:font-style-asian="normal" style:font-weight-asian="bold" style:font-size-complex="14pt" style:font-style-complex="normal" style:font-weight-complex="bold"/>
    </style:style>
    <style:style style:name="T16" style:family="text">
      <style:text-properties officeooo:rsid="0008b174"/>
    </style:style>
    <style:style style:name="T17" style:family="text">
      <style:text-properties fo:font-weight="normal" style:font-weight-asian="normal" style:font-weight-complex="normal"/>
    </style:style>
    <style:style style:name="T18" style:family="text">
      <style:text-properties fo:font-weight="normal" officeooo:rsid="000d459e" style:font-weight-asian="normal" style:font-weight-complex="normal"/>
    </style:style>
    <style:style style:name="T19" style:family="text">
      <style:text-properties fo:font-weight="normal" officeooo:rsid="000f0ab1" style:font-weight-asian="normal" style:font-weight-complex="normal"/>
    </style:style>
    <style:style style:name="T20" style:family="text">
      <style:text-properties fo:font-weight="normal" officeooo:rsid="000fdd61" style:font-weight-asian="normal" style:font-weight-complex="normal"/>
    </style:style>
    <style:style style:name="T21" style:family="text">
      <style:text-properties fo:font-weight="normal" officeooo:rsid="00112fed" style:font-weight-asian="normal" style:font-weight-complex="normal"/>
    </style:style>
    <style:style style:name="T22" style:family="text">
      <style:text-properties officeooo:rsid="000bddbf"/>
    </style:style>
    <style:style style:name="T23" style:family="text">
      <style:text-properties officeooo:rsid="00112fed"/>
    </style:style>
    <style:style style:name="T24" style:family="text">
      <style:text-properties officeooo:rsid="00118d98"/>
    </style:style>
    <style:style style:name="T25" style:family="text">
      <style:text-properties officeooo:rsid="00124d63"/>
    </style:style>
    <style:style style:name="T26" style:family="text">
      <style:text-properties officeooo:rsid="00130212"/>
    </style:style>
    <style:style style:name="T27" style:family="text">
      <style:text-properties fo:font-size="13pt" style:font-size-asian="13pt" style:font-size-complex="13pt"/>
    </style:style>
    <style:style style:name="T28" style:family="text">
      <style:text-properties fo:font-size="13pt" officeooo:rsid="00130212" style:font-size-asian="13pt" style:font-size-complex="13pt"/>
    </style:style>
    <style:style style:name="T29" style:family="text">
      <style:text-properties fo:font-size="13pt" officeooo:rsid="0014735b" style:font-size-asian="13pt" style:font-size-complex="13pt"/>
    </style:style>
    <style:style style:name="T30" style:family="text">
      <style:text-properties fo:font-size="13pt" officeooo:rsid="0015bf0f" style:font-size-asian="13pt" style:font-size-complex="13pt"/>
    </style:style>
    <style:style style:name="T31" style:family="text">
      <style:text-properties fo:font-size="13pt" officeooo:rsid="00171a68" style:font-size-asian="13pt" style:font-size-complex="13pt"/>
    </style:style>
    <style:style style:name="T32" style:family="text">
      <style:text-properties fo:font-size="13pt" officeooo:rsid="00198a10" style:font-size-asian="13pt" style:font-size-complex="13pt"/>
    </style:style>
    <style:style style:name="T33" style:family="text">
      <style:text-properties fo:font-size="13pt" officeooo:rsid="0019a193" style:font-size-asian="13pt" style:font-size-complex="13pt"/>
    </style:style>
    <style:style style:name="T34" style:family="text">
      <style:text-properties fo:font-size="13pt" officeooo:rsid="001ab79e" style:font-size-asian="13pt" style:font-size-complex="13pt"/>
    </style:style>
    <style:style style:name="T35" style:family="text">
      <style:text-properties fo:font-size="13pt" officeooo:rsid="001b6f14" style:font-size-asian="13pt" style:font-size-complex="13pt"/>
    </style:style>
    <style:style style:name="T36" style:family="text">
      <style:text-properties fo:font-size="13pt" officeooo:rsid="001beca4" style:font-size-asian="13pt" style:font-size-complex="13pt"/>
    </style:style>
    <style:style style:name="T37" style:family="text">
      <style:text-properties fo:font-size="13pt" officeooo:rsid="001e95ee" style:font-size-asian="13pt" style:font-size-complex="13pt"/>
    </style:style>
    <style:style style:name="T38" style:family="text">
      <style:text-properties officeooo:rsid="00198a10"/>
    </style:style>
    <style:style style:name="T39" style:family="text">
      <style:text-properties fo:color="#00000a" loext:opacity="100%" style:font-name="Calibri" fo:font-size="13pt" fo:language="en" fo:country="GB" officeooo:rsid="001ab79e" style:letter-kerning="true" style:font-name-asian="Calibri1" style:font-size-asian="13pt" style:language-asian="en" style:country-asian="US" style:font-size-complex="13pt" style:language-complex="ar" style:country-complex="SA"/>
    </style:style>
    <style:style style:name="T40" style:family="text">
      <style:text-properties fo:color="#00000a" loext:opacity="100%" style:font-name="Calibri" fo:font-size="13pt" fo:language="en" fo:country="GB" officeooo:rsid="001dbfc2" style:letter-kerning="true" style:font-name-asian="Calibri1" style:font-size-asian="13pt" style:language-asian="en" style:country-asian="US" style:font-size-complex="13pt" style:language-complex="ar" style:country-complex="SA"/>
    </style:style>
    <style:style style:name="T41" style:family="text">
      <style:text-properties fo:color="#00000a" loext:opacity="100%" style:font-name="Calibri" fo:language="en" fo:country="GB" officeooo:rsid="001f881e" style:letter-kerning="true" style:font-name-asian="Calibri1" style:language-asian="en" style:country-asian="US" style:language-complex="ar" style:country-complex="SA"/>
    </style:style>
    <style:style style:name="T42" style:family="text">
      <style:text-properties fo:color="#00000a" loext:opacity="100%" style:font-name="Calibri" fo:language="en" fo:country="GB" officeooo:rsid="00221c57" style:letter-kerning="true" style:font-name-asian="Calibri1" style:language-asian="en" style:country-asian="US" style:language-complex="ar" style:country-complex="SA"/>
    </style:style>
    <style:style style:name="T43" style:family="text">
      <style:text-properties officeooo:rsid="001f881e"/>
    </style:style>
    <style:style style:name="T44" style:family="text">
      <style:text-properties officeooo:rsid="00221c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STUDENT NAME:</text:span><text:span text:style-name="T2"> CHRISTIAN VILLALBA</text:span></text:p>
      <text:p text:style-name="Standard"><text:span text:style-name="T1">STUDENT NUMBER: </text:span><text:span text:style-name="T2">750314</text:span></text:p>
      <text:p text:style-name="P1"/>
      <text:p text:style-name="P7">Professional Practice in an IT Context</text:p>
      <text:p text:style-name="P7">Assignment 3</text:p>
      <text:p text:style-name="P8">Know what is meant by professional ethics</text:p>
      <text:p text:style-name="P6">Professions that require special knowledge and skill should be conduct with the principle of righteousness in mind.<text:line-break/>Professional ethics is the behavioural standards expected by all the professionals in a particular field.</text:p>
      <text:p text:style-name="P5">Professional Ethics in IT includes;</text:p>
      <text:p text:style-name="P10">For each of the below, you need to explain what the professional ethic is and then give a brief example to show what that ethic refers to in the real world</text:p>
      <text:list xml:id="list901023990" text:style-name="WWNum1">
        <text:list-item>
          <text:p text:style-name="P21"><text:span text:style-name="T9">Privacy and Data Protection:<text:line-break/></text:span><text:span text:style-name="T3">The ethical guidelines to safeguard data from unauthorized access, disclose and use </text:span><text:span text:style-name="T6">in order to protect the user’s right.</text:span><text:span text:style-name="T3"><text:line-break/></text:span><text:span text:style-name="T10">Example: </text:span><text:span text:style-name="T11">measures like consent </text:span><text:span text:style-name="T12">and</text:span><text:span text:style-name="T11"> authentication </text:span><text:span text:style-name="T12">when handling user’s personal information.</text:span></text:p>
        </text:list-item>
        <text:list-item>
          <text:p text:style-name="P21"><text:span text:style-name="T9">Intellectual Property: </text:span><text:span text:style-name="T3"><text:line-break/>Respect patents, copyrighted materials and other forms of IP intellectual protection. Giving credit and acknowledge the creators in order to avoid plagiarism, misuse and misappropriation of someone else’s work.<text:line-break/></text:span><text:span text:style-name="T10">Example: </text:span><text:span text:style-name="T11">not using unlicensed pirated software. <text:s/></text:span></text:p>
        </text:list-item>
        <text:list-item>
          <text:p text:style-name="P22"><text:span text:style-name="T9">Cybersecurity: <text:s/><text:line-break/></text:span><text:span text:style-name="T4">Safeguard data, computer systems and networks from unauthorized access, breaches and attacks in order to protect the trust, rights and interests of individuals and organizations.</text:span><text:span text:style-name="T3"><text:line-break/></text:span><text:span text:style-name="T10">Example: </text:span><text:span text:style-name="T12">using passwords, antivirus, software updates </text:span><text:span text:style-name="T14">to protect an organization or a personal computer.</text:span></text:p>
        </text:list-item>
        <text:list-item>
          <text:p text:style-name="P23"><text:span text:style-name="T9">Bias and Discrimination: <text:line-break/></text:span><text:span text:style-name="T5">Treat everybody with respect and dignity conducting activities </text:span><text:span text:style-name="T6">in a way that </text:span><text:span text:style-name="T5">avoi</text:span><text:span text:style-name="T6">ds</text:span><text:span text:style-name="T5"> discriminate </text:span><text:span text:style-name="T6">against</text:span><text:span text:style-name="T5"> </text:span><text:span text:style-name="T6">or</text:span><text:span text:style-name="T5"> harass</text:span><text:span text:style-name="T6">ing</text:span><text:span text:style-name="T5"> any</text:span><text:span text:style-name="T6">one</text:span><text:span text:style-name="T5"> due gender, sexual orientation, race or any other condition.</text:span><text:span text:style-name="T9"><text:line-break/></text:span><text:soft-page-break/><text:span text:style-name="T10">Example: </text:span><text:span text:style-name="T11">ensure that algorithms are free from bias in order to avoid discrimination, </text:span><text:span text:style-name="T13">for example recruiting candidates</text:span><text:span text:style-name="T11">. </text:span></text:p>
        </text:list-item>
        <text:list-item>
          <text:p text:style-name="P21"><text:span text:style-name="T9">Accessibility:<text:line-break/></text:span><text:span text:style-name="T3">Strive for equal access to the benefits of IT to everybody, promote inclusion of all parts in society.<text:line-break/></text:span><text:span text:style-name="T10">Example: </text:span><text:span text:style-name="T11">include software features that allow the use to as many people as possible, including those with disabilities.</text:span></text:p>
        </text:list-item>
        <text:list-item>
          <text:p text:style-name="P21"><text:span text:style-name="T9">Environmental impact:<text:line-break/></text:span><text:span text:style-name="T3">Be</text:span><text:span text:style-name="T7"> aware of the impact that that our activities have in the environment and take responsibility to reduce the negative effects and promote sustainable practices.</text:span><text:span text:style-name="T3"><text:line-break/></text:span><text:span text:style-name="T10">Example: </text:span><text:span text:style-name="T9"><text:s/></text:span><text:span text:style-name="T7">reduce energy consumption and e-waste, promote recycling...</text:span></text:p>
        </text:list-item>
        <text:list-item>
          <text:p text:style-name="P21"><text:span text:style-name="T9">Social responsibility:<text:line-break/></text:span><text:span text:style-name="T8">Balancing profit with ethical behaviour to positively influence the community.</text:span><text:span text:style-name="T3"><text:line-break/></text:span><text:span text:style-name="T10">Example:</text:span><text:span text:style-name="T11"> </text:span><text:span text:style-name="T15"><text:s/></text:span><text:span text:style-name="T14">improving labour policies. </text:span></text:p>
        </text:list-item>
      </text:list>
      <text:p text:style-name="P5"/>
      <text:p text:style-name="P5"/>
      <text:p text:style-name="P5"/>
      <text:p text:style-name="P5"/>
      <text:p text:style-name="P18">Definition of a Conflict of Interest</text:p>
      <text:p text:style-name="P11">In your own words but it should at least highlight the different parties with different interests and how they may be in conflict with each other.</text:p>
      <text:p text:style-name="P3"><text:span text:style-name="T17">Situation that happens </text:span><text:span text:style-name="T18">when a person’</text:span><text:span text:style-name="T19">s</text:span><text:span text:style-name="T18"> or organization’</text:span><text:span text:style-name="T19">s</text:span><text:span text:style-name="T18"> ethics and professionalism could be negatively influenced by </text:span><text:span text:style-name="T19">their own </text:span><text:span text:style-name="T18">personal interest.<text:line-break/></text:span><text:span text:style-name="T19">This happens as result of the clash between requirements and interest and It can negatively </text:span><text:span text:style-name="T20">impact </text:span><text:span text:style-name="T19">the parts involved.</text:span></text:p>
      <text:p text:style-name="P3"><text:span text:style-name="T20">A conflict of interest usually happens when an individual occupies two roles simultaneously producing contrary benefits or loyalties.</text:span><text:span text:style-name="T19"><text:line-break/></text:span><text:span text:style-name="T21">This situation can lead to unethical, biased, and corrupt results, and for this reason is important to disclose and avoid this kind of conflict. </text:span><text:span text:style-name="T18"><text:line-break/></text:span></text:p>
      <text:p text:style-name="P5">Examples of Conflicts of interest an IT professional might encounter</text:p>
      <text:p text:style-name="P9">For each example, you need to describe the situation or scenario to set the scene.</text:p>
      <text:p text:style-name="P9">Explain who the main parties involved are and what their specific interests are.</text:p>
      <text:p text:style-name="P9">Demonstrate why one parties interest conflict with another parties interest in some way.</text:p>
      <text:p text:style-name="P9">How the judgement, impartiality of loyalty of the IT professional might be compromised.</text:p>
      <text:p text:style-name="P9">The action the IT professional could have taken to avoid the conflict of interest or what they should do to deal with the conflict that has arisen.</text:p>
      <text:p text:style-name="P4">Conflict of interest: social media.</text:p>
      <text:p text:style-name="P12"><text:span text:style-name="T24">“Social Media is not a communication tool, it’s a behaviou</text:span><text:span text:style-name="T25">r modification machine […] any time two people want to connect, </text:span>it's financed by a third person whose only motivation is to manipulate those two <text:span text:style-name="T24">based on techniques to get people more engaged or addicted or get them into compulsive behavio</text:span><text:span text:style-name="T26">u</text:span><text:span text:style-name="T24">r patterns and persuaded in one way or another.” </text:span></text:p>
      <text:p text:style-name="P13"><text:span text:style-name="T27">-</text:span><text:a xlink:type="simple" xlink:href="https://www.linkedin.com/pulse/sense-open-ended-mystery-absolutely-core-being-good-human-thompson/" text:style-name="Internet_20_link" text:visited-style-name="Visited_20_Internet_20_Link"><text:span text:style-name="T28">Jaron Lanier - Computer Scienentist</text:span></text:a><text:span text:style-name="T28"><text:line-break/></text:span></text:p>
      <text:p text:style-name="P25"/>
      <text:p text:style-name="P25"/>
      <text:p text:style-name="P14"><text:soft-page-break/><text:span text:style-name="T29">Parts Involved and interests:<text:line-break/>• Users: the people using soc</text:span><text:span text:style-name="T30">ia</text:span><text:span text:style-name="T29">l media.<text:line-break/>Interest: connect and communicate with each other.</text:span></text:p>
      <text:p text:style-name="P14"><text:span text:style-name="T29">• Customers: advertisers, </text:span><text:span text:style-name="T30">political campaigners </text:span><text:span text:style-name="T29">and corporate clients.<text:line-break/></text:span><text:span text:style-name="T30">Interest: influence people.</text:span></text:p>
      <text:p text:style-name="P26">• Social Media Companies <text:line-break/>Interest: profit. User engagement, sell targeted advertising.</text:p>
      <text:p text:style-name="P16"><text:span text:style-name="T30">• IT professionals: people working developing social media sites.<text:line-break/>Interest: advance in their careers, build functioning systems.<text:line-break/></text:span><text:span text:style-name="T29"><text:line-break/></text:span><text:span text:style-name="T31">Conflict:<text:line-break/>While the users expect privacy, fairness, </text:span><text:span text:style-name="T32">well-being,</text:span><text:span text:style-name="T31"> and communication with other people, the corporations paying social media are expecting high engagement and </text:span><text:span text:style-name="T39">easily influenced</text:span><text:span text:style-name="T31"> target audience.<text:line-break/>This may lead to polarization in points of view since every user will be a target for specific campaigns, producing in long term more extreme and radical points of view. <text:line-break/></text:span><text:span text:style-name="T33">One of the most notorious cases was the </text:span><text:a xlink:type="simple" xlink:href="https://www.amnesty.org/en/latest/news/2022/09/myanmar-facebooks-systems-promoted-violence-against-rohingya-meta-owes-reparations-new-report/" text:style-name="Internet_20_link" text:visited-style-name="Visited_20_Internet_20_Link"><text:span text:style-name="T33">Myanmar coup</text:span></text:a><text:span text:style-name="T33">, </text:span><text:span text:style-name="T35">where manipulation and misinformation in social media promoted by Facebook’s algorithm promoted violence against Rohingya Muslims.</text:span><text:span text:style-name="T29"><text:line-break/></text:span><text:span text:style-name="T34">Social Media Companies get more profit through engagement, and make their platforms as additive as possible for user will attract more customers wanting to invest in the platform</text:span><text:span text:style-name="T35">s.<text:line-break/></text:span><text:span text:style-name="T28"><text:line-break/></text:span><text:span text:style-name="T36">Conflict of Interest for IT professionals:<text:line-break/>IT Professionals (Developers, Engineers…) <text:s/>tend to receive good salaries but through questionable objectives and they are pressured to design systems that maximize engagement, even if that promotes </text:span><text:span text:style-name="T37">additive and </text:span><text:span text:style-name="T36">harmful content.</text:span><text:span text:style-name="T34"> </text:span><text:span text:style-name="T29"><text:s text:c="12"/></text:span><text:span text:style-name="T36"><text:line-break/></text:span></text:p>
      <text:p text:style-name="P15"><text:span text:style-name="T36">Actions that IT professionals can take to avoid the conflict of interest:<text:line-break/></text:span><text:span text:style-name="T40">The IEEE professional body suggests to be aware of social responsibility and “To strive to ensure this code is upheld by colleagues and co-workers”, from my point of view, the users are the most vulnerable sector in this conflict and following any ethical code of conduct would help to decide the correct course of action, for example, raising ethical concerns when is necessary, or prioritizing transparency and user <text:line-break/>well-being.</text:span></text:p>
      <text:p text:style-name="P17">General actions to avoid or deal with conflicts of interest</text:p>
      <text:p text:style-name="P9">For each of the below, provide a little bit of an explanation in your own words.</text:p>
      <text:list xml:id="list2654704096" text:style-name="WWNum2">
        <text:list-item>
          <text:p text:style-name="P27">Know your company policies<text:line-break/><text:span text:style-name="T43">Understanding the company procedures, operations and expectations will be helpful to recognise conflicts beforehand.</text:span></text:p>
        </text:list-item>
        <text:list-item>
          <text:p text:style-name="P27">Follow codes of conduct/ethical guidelines<text:line-break/><text:span text:style-name="T43">Professional bodies provide codes of conduct that will help to decide </text:span><text:span text:style-name="T41">how to act </text:span><text:span text:style-name="T43">when a conflict of interest arises.</text:span></text:p>
        </text:list-item>
        <text:list-item>
          <text:p text:style-name="P27">Maintain professional boundaries<text:line-break/><text:span text:style-name="T44">Remember our work responsibilities </text:span><text:span text:style-name="T42">must</text:span><text:span text:style-name="T44"> be separated from our personal life especially when this can have harmful effects in our decisions.</text:span></text:p>
        </text:list-item>
        <text:list-item>
          <text:p text:style-name="P27">Disclose any potential conflicts of interest.<text:line-break/><text:span text:style-name="T43">Transparency with the organization as soon as possible to mitigate or even avoid any conflict of interests.</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Sources:<text:line-break/></text:p>
      <text:p text:style-name="P19"><text:a xlink:type="simple" xlink:href="https://en.wikipedia.org/wiki/Professional_ethics" office:name="Wikipedia - Professional ethics" text:style-name="Internet_20_link" text:visited-style-name="Visited_20_Internet_20_Link">Wikipedia - Professional ethics</text:a><text:line-break/><text:a xlink:type="simple" xlink:href="https://www.infonetica.net/articles/what-is-privacy-and-code-of-conduct" text:style-name="Internet_20_link" text:visited-style-name="Visited_20_Internet_20_Link">Infonetica - Privacy and Code of Conduct</text:a><text:line-break/><text:a xlink:type="simple" xlink:href="https://www.bcs.org/membership-and-registrations/become-a-member/bcs-code-of-conduct/" text:style-name="Internet_20_link" text:visited-style-name="Visited_20_Internet_20_Link">BCS Code of Conduct</text:a><text:line-break/><text:a xlink:type="simple" xlink:href="https://www.ieee.org/about/corporate/governance/p7-8" text:style-name="Internet_20_link" text:visited-style-name="Visited_20_Internet_20_Link">IEEE Code of Ethics </text:a><text:line-break/><text:a xlink:type="simple" xlink:href="https://www.securityindustry.org/report/sia-privacy-code-of-conduct/" text:style-name="Internet_20_link" text:visited-style-name="Visited_20_Internet_20_Link">SIA Privacy Code of Conduct </text:a><text:line-break/><text:a xlink:type="simple" xlink:href="https://www.iaa.govt.nz/for-advisers/adviser-tools/ethics-toolkit/professional-ethics-and-codes-of-conduct/" text:style-name="Internet_20_link" text:visited-style-name="Visited_20_Internet_20_Link">IAA - Professional ethics and codes of conduct</text:a><text:line-break/><text:a xlink:type="simple" xlink:href="https://adevait.com/software/accessibility-in-software-development" text:style-name="Internet_20_link" text:visited-style-name="Visited_20_Internet_20_Link">Adeva - Incorporate Accessibility in Software Development</text:a><text:line-break/><text:a xlink:type="simple" xlink:href="https://www.ollusa.edu/blog/cybersecurity-ethics.html" text:style-name="Internet_20_link" text:visited-style-name="Visited_20_Internet_20_Link"><text:span text:style-name="T16">Ollusa - Cybersecurity Ethics</text:span></text:a><text:line-break/><text:a xlink:type="simple" xlink:href="https://uk.indeed.com/career-advice/career-development/what-social-responsibility" text:style-name="Internet_20_link" text:visited-style-name="Visited_20_Internet_20_Link"><text:span text:style-name="T22">Indeed - What is social responsibility and Why does it matter</text:span></text:a><text:span text:style-name="T22"><text:line-break/></text:span><text:a xlink:type="simple" xlink:href="https://en.wikipedia.org/wiki/Conflict_of_interest" text:style-name="Internet_20_link" text:visited-style-name="Visited_20_Internet_20_Link"><text:span text:style-name="T23">Wikipedia - Conflict of interest</text:span></text:a><text:line-break/><text:a xlink:type="simple" xlink:href="https://www.goodreads.com/work/quotes/59513117-ten-arguments-for-deleting-your-social-media-accounts-right-now" text:style-name="Internet_20_link" text:visited-style-name="Visited_20_Internet_20_Link"><text:span text:style-name="T38">Ten Arguments for Deleting Your Social Media Accounts Right Now</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style:contextual-spacing="false" fo:line-height="107%" fo:text-align="start" style:justify-single-word="false" fo:orphans="2" fo:widows="2" style:writing-mode="lr-tb"/>
      <style:text-properties fo:color="#00000a" loext:opacity="100%" style:font-name="Calibri" fo:font-family="Calibri" style:font-family-generic="roman" style:font-pitch="variable" fo:font-size="11pt" fo:language="en" fo:country="GB" style:letter-kerning="true" style:font-name-asian="Calibri1" style:font-family-asian="Calibri" style:font-family-generic-asian="system" style:font-pitch-asian="variable" style:font-size-asian="11pt" style:language-asian="en" style:country-asian="US" style:font-size-complex="11pt" style:language-complex="ar" style:country-complex="SA"/>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style:contextual-spacing="false" fo:line-height="115%"/>
    </style:style>
    <style:style style:name="List" style:family="paragraph" style:parent-style-name="Text_20_body" style:default-outline-level="" style:list-style-name="" style:class="list">
      <style:text-properties style:font-name-complex="Arial1" style:font-family-complex="Arial" style:font-family-generic-complex="swiss"/>
    </style:style>
    <style:style style:name="Caption" style:family="paragraph" style:parent-style-name="Standard" style:default-outline-level="" style:list-style-name=""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font-family-complex="Arial" style:font-family-generic-complex="swiss"/>
    </style:style>
    <style:style style:name="List_20_Paragraph" style:display-name="List Paragraph" style:family="paragraph" style:parent-style-name="Standard" style:default-outline-level="" style:list-style-name="">
      <style:paragraph-properties fo:margin-left="1.27cm" fo:margin-right="0cm" fo:margin-top="0cm" fo:margin-bottom="0.282cm" style:contextual-spacing="false" fo:text-indent="0cm" style:auto-text-indent="false"/>
    </style:style>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59cm" style:layout-grid-ruby-height="0.17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3T04:49:00</meta:creation-date>
    <meta:initial-creator>Richard Bassett</meta:initial-creator>
    <dc:language>en-GB</dc:language>
    <dc:date>2025-05-19T23:35:11.772000000</dc:date>
    <meta:editing-cycles>44</meta:editing-cycles>
    <meta:editing-duration>PT26M12S</meta:editing-duration>
    <meta:generator>LibreOffice/7.1.3.2$Windows_X86_64 LibreOffice_project/47f78053abe362b9384784d31a6e56f8511eb1c1</meta:generator>
    <meta:document-statistic meta:table-count="0" meta:image-count="0" meta:object-count="0" meta:page-count="6" meta:paragraph-count="41" meta:word-count="1091" meta:character-count="7232" meta:non-whitespace-character-count="6156"/>
    <meta:user-defined meta:name="AppVersion">15.0000</meta:user-defined>
    <meta:user-defined meta:name="DocSecurity" meta:value-type="float">4</meta:user-defined>
    <meta:template xlink:type="simple" xlink:actuate="onRequest" xlink:title="Normal.dotm" xlink:href=""/>
  </office:meta>
</office:document-meta>
</file>